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e510" officeooo:paragraph-rsid="0007e510"/>
    </style:style>
    <style:style style:name="P2" style:family="paragraph" style:parent-style-name="Standard">
      <style:text-properties officeooo:rsid="000802c3" officeooo:paragraph-rsid="000802c3"/>
    </style:style>
    <style:style style:name="P3" style:family="paragraph" style:parent-style-name="Standard">
      <style:text-properties officeooo:rsid="00082e8c" officeooo:paragraph-rsid="00082e8c"/>
    </style:style>
    <style:style style:name="P4" style:family="paragraph" style:parent-style-name="Standard">
      <style:paragraph-properties>
        <style:tab-stops>
          <style:tab-stop style:position="1.3543in"/>
        </style:tab-stops>
      </style:paragraph-properties>
      <style:text-properties officeooo:rsid="00082e8c" officeooo:paragraph-rsid="00082e8c"/>
    </style:style>
    <style:style style:name="P5" style:family="paragraph" style:parent-style-name="Standard">
      <style:text-properties officeooo:rsid="000a20de" officeooo:paragraph-rsid="000a20de"/>
    </style:style>
    <style:style style:name="P6" style:family="paragraph" style:parent-style-name="Standard">
      <style:text-properties officeooo:rsid="000a86f1" officeooo:paragraph-rsid="000a86f1"/>
    </style:style>
    <style:style style:name="P7" style:family="paragraph" style:parent-style-name="Standard">
      <style:paragraph-properties style:line-height-at-least="0.198in"/>
      <style:text-properties fo:color="#cccccc" style:font-name="Droid Sans Mono" fo:font-size="10.5pt" fo:font-weight="normal" fo:background-color="#1f1f1f"/>
    </style:style>
    <style:style style:name="P8" style:family="paragraph" style:parent-style-name="Standard">
      <style:text-properties fo:color="#cccccc" style:font-name="Droid Sans Mono" fo:font-size="10.5pt" fo:font-weight="normal" officeooo:rsid="000a86f1" officeooo:paragraph-rsid="000a86f1" fo:background-color="#1f1f1f"/>
    </style:style>
    <style:style style:name="P9" style:family="paragraph" style:parent-style-name="Standard">
      <style:text-properties officeooo:rsid="000b8247" officeooo:paragraph-rsid="000b8247"/>
    </style:style>
    <style:style style:name="P10" style:family="paragraph" style:parent-style-name="Standard">
      <style:text-properties officeooo:rsid="000c6be2" officeooo:paragraph-rsid="000c6be2"/>
    </style:style>
    <style:style style:name="P11" style:family="paragraph" style:parent-style-name="Standard">
      <style:text-properties officeooo:rsid="000dca01" officeooo:paragraph-rsid="000f8211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0802c3"/>
    </style:style>
    <style:style style:name="T3" style:family="text">
      <style:text-properties officeooo:rsid="00082e8c"/>
    </style:style>
    <style:style style:name="T4" style:family="text">
      <style:text-properties fo:color="#d4d4d4"/>
    </style:style>
    <style:style style:name="T5" style:family="text">
      <style:text-properties fo:color="#569cd6"/>
    </style:style>
    <style:style style:name="T6" style:family="text">
      <style:text-properties fo:color="#b5cea8"/>
    </style:style>
    <style:style style:name="T7" style:family="text">
      <style:text-properties fo:color="#dcdcaa"/>
    </style:style>
    <style:style style:name="T8" style:family="text">
      <style:text-properties officeooo:rsid="000dca01"/>
    </style:style>
    <style:style style:name="T9" style:family="text">
      <style:text-properties officeooo:rsid="000f82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span text:style-name="T1">TASK 1 </text:span><text:tab/><text:tab/><text:tab/><text:tab/>STUDNR: 593307</text:p>
      <text:p text:style-name="P1"/>
      <text:p text:style-name="P1">1. In lines 5-13 we are declaring constant variables. The reason for this is to make the code more human readable and easier to work with. Here is a breakdown of each line below:</text:p>
      <text:p text:style-name="P1"/>
      <text:p text:style-name="P4">Line 5: Comment “Konstanter” declared with “;” symbol.</text:p>
      <text:p text:style-name="P1">Line <text:span text:style-name="T3">6</text:span>: Defines a constant “cr” with value 13, which represents carriage return in assembly.</text:p>
      <text:p text:style-name="P1">Line <text:span text:style-name="T3">7</text:span>: Defines a constant “lf” with value 10, which <text:span text:style-name="T2">we will use to move the cursor to the next line.</text:span></text:p>
      <text:p text:style-name="P2">Line <text:span text:style-name="T3">8</text:span>: Defines a constant “SYS_EXIT” with value 1, which we will use when terminating the program.</text:p>
      <text:p text:style-name="P2">Line <text:span text:style-name="T3">9</text:span>: Defines a constant “SYS_READ” with value 3, which we will use when reading the user’s keyboard input.</text:p>
      <text:p text:style-name="P2">Line <text:span text:style-name="T3">10</text:span>: Defines a constant “SYS_WRITE” with value 4, which we will use to identify a system call for writing output.</text:p>
      <text:p text:style-name="P2">Line 1<text:span text:style-name="T3">1</text:span>: Defines a constant “STDIN” with value 0, which is used to capture keyboard input.</text:p>
      <text:p text:style-name="P2">Line 1<text:span text:style-name="T3">2</text:span>: Defines a constant “STDOUT” with value 1, which we use t<text:span text:style-name="T3">o send information to console output.</text:span></text:p>
      <text:p text:style-name="P3">Line 13: Defines a constant “STDERR” with value 2, which we will use when program terminates because of error. </text:p>
      <text:p text:style-name="P3"/>
      <text:p text:style-name="P5">2. Line 17: “siffer resb 4”: This reserves a block of memory that we give the name “siffer” to. We also declare that it can hold 4 bytes, hence the 4. This means that we can read, store and manipulate the data held in this memory location. <text:s/>“resb” stands for reserve bytes which is used to allocate a specific number of bytes of memory for a variable.</text:p>
      <text:p text:style-name="P5"/>
      <text:p text:style-name="P6">3. The lines that are supposed to print the messages:</text:p>
      <text:p text:style-name="P8"><text:span text:style-name="T4">mov</text:span> <text:span text:style-name="T5">edx</text:span>, meldlen</text:p>
      <text:p text:style-name="P7"><text:span text:style-name="T4">mov</text:span> <text:span text:style-name="T5">ecx</text:span>, meld</text:p>
      <text:p text:style-name="P7"><text:span text:style-name="T4">mov</text:span> <text:span text:style-name="T5">ebx</text:span>, STDOUT</text:p>
      <text:p text:style-name="P7"><text:span text:style-name="T4">mov</text:span> <text:span text:style-name="T5">eax</text:span>, SYS_WRITE</text:p>
      <text:p text:style-name="P7"><text:span text:style-name="T4">int</text:span> <text:span text:style-name="T6">0x80</text:span></text:p>
      <text:p text:style-name="P6"/>
      <text:p text:style-name="P6">this code prints out the messages that we have defined in the .data section:</text:p>
      <text:p text:style-name="P8">section .data</text:p>
      <text:p text:style-name="P7">meld <text:span text:style-name="T5">db</text:span> "Skriv to ensifrede tall skilt med mellomrom.", cr, lf</text:p>
      <text:p text:style-name="P7"><text:span text:style-name="T5">db</text:span> "Summen av tallene maa vaere mindre enn <text:span text:style-name="T6">10.</text:span>", cr, lf</text:p>
      <text:p text:style-name="P7">meldlen <text:span text:style-name="T7">equ</text:span> $ - meld</text:p>
      <text:p text:style-name="P6"/>
      <text:p text:style-name="P9">4. After the execution of line 43 the program counter will jump to the first line of “lessiffer” which is “push eax” (line 89).</text:p>
      <text:p text:style-name="P9"/>
      <text:p text:style-name="P10">5. <text:span text:style-name="T8">lines 86 to 111. From the declaration of lessiffer to the next “ret”.</text:span></text:p>
      <text:p text:style-name="P10"/>
      <text:p text:style-name="P11">6. <text:span text:style-name="T9">The ‘ret’ instruction in the “feil” block will return to the location where lessiffer was called. So here we would be returned to the “call lessiffer” in the _start section. Line 43.</text:span>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2T16:15:21.167021297</meta:creation-date>
    <meta:editing-duration>PT4H43M7S</meta:editing-duration>
    <meta:editing-cycles>4</meta:editing-cycles>
    <meta:generator>LibreOffice/6.4.7.2$Linux_X86_64 LibreOffice_project/40$Build-2</meta:generator>
    <dc:date>2023-11-02T23:03:09.259758943</dc:date>
    <meta:document-statistic meta:table-count="0" meta:image-count="0" meta:object-count="0" meta:page-count="1" meta:paragraph-count="26" meta:word-count="397" meta:character-count="2168" meta:non-whitespace-character-count="1785"/>
  </office:meta>
</office:document-meta>
</file>